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t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HttpEntity( @ Nullable T body , @ Nullable MultiValueMap &lt; String , String &gt;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tity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Htt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tity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HttpEntity( MultiValue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equals( @ Nullable Object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tity.HttpEntity( 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tity.has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